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1" style:family="text">
      <style:text-properties officeooo:rsid="001190cd"/>
    </style:style>
    <style:style style:name="T2" style:family="text">
      <style:text-properties officeooo:rsid="0012370f"/>
    </style:style>
    <style:style style:name="T3" style:family="text">
      <style:text-properties officeooo:rsid="0012ea1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Web crawling - Scrapy</text:p>
      <text:p text:style-name="Text_20_body">NoSQL – MongoDB</text:p>
      <text:p text:style-name="Text_20_body">Natural Language Processing</text:p>
      <text:p text:style-name="Text_20_body">Clustering</text:p>
      <text:p text:style-name="Text_20_body"/>
      <text:p text:style-name="Text_20_body"><text:bookmark-start text:name="__DdeLink__5_619198458"/><text:bookmark-end text:name="__DdeLink__5_619198458"/><text:bookmark-start text:name="__DdeLink__3_619198458"/><text:bookmark-end text:name="__DdeLink__3_619198458"/><text:bookmark-start text:name="__DdeLink__0_619198458"/><text:bookmark-end text:name="__DdeLink__0_619198458"/>El presente trabajo tiene como objetivo la obtención de datos de una web turística para su explotación. En él se realiza una captura información a través del proceso de web crawling. La información capturada hace referencia a la oferta turística de viajes y estancias promocionadas a diferentes lugares del mundo. Dicha información es procesada sintácticamente, agrupada y almacenada en una base de datos no relacional con el objetivo de encontrar algún tipo de patrón con el que poder obtener indicadores de la calidad de la oferta. Por tanto, en este proyecto su usan las técnicas de web crawling que consisten en inspeccionar páginas web de forma automatizada y extraer información de las mismas para propositos como: búsqueda de enlaces rotos, indexado para acelerar motores de búsqueda o recopilación de información. Otras técnicas contempladas, son el procesamiento de lenguages naturales, las cuales permiten identificar terminos relevantes y patrones comunes, para clasificar la información y así almacenarla y utilizarla un modo eficient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18:41:39.976874221</meta:creation-date>
    <meta:editing-duration>PT52S</meta:editing-duration>
    <meta:editing-cycles>3</meta:editing-cycles>
    <meta:generator>LibreOffice/4.3.7.2$Linux_X86_64 LibreOffice_project/430m0$Build-2</meta:generator>
    <dc:date>2015-06-03T21:34:15.508756458</dc:date>
    <meta:document-statistic meta:table-count="0" meta:image-count="0" meta:object-count="0" meta:page-count="1" meta:paragraph-count="5" meta:word-count="170" meta:character-count="1121" meta:non-whitespace-character-count="955"/>
  </office:meta>
</office:document-meta>
</file>